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 style:data-style-name="N1">
      <style:table-cell-properties fo:background-color="#99ff99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19.13pt" svg:y="91.11pt">
            <loext:p draw:notify-on-update-of-ranges="Sheet1.C1:Sheet1.C1 Sheet1.C2:Sheet1.C20 Sheet1.D1:Sheet1.D1 Sheet1.D2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elsens</text:p>
          </table:table-cell>
          <table:table-cell office:value-type="string" calcext:value-type="string">
            <text:p>meter</text:p>
          </table:table-cell>
          <table:table-cell table:style-name="ce2" office:value-type="string" calcext:value-type="string">
            <text:p>formula</text:p>
          </table:table-cell>
          <table:table-cell table:number-columns-repeated="4"/>
          <table:table-cell table:style-name="ce4"/>
          <table:table-cell table:style-name="ce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2266" calcext:value-type="float">
            <text:p>12266</text:p>
          </table:table-cell>
          <table:table-cell office:value-type="float" office:value="2120" calcext:value-type="float">
            <text:p>2120</text:p>
          </table:table-cell>
          <table:table-cell table:formula="of:=[.B2]*[.$I$5]*COS(PI()*([.$I$4] + (1 - [.B2]/[.$I$2])*[.$I$3])) + [.$I$6]" office:value-type="float" office:value="2075.03415377677" calcext:value-type="float">
            <text:p>2075</text:p>
          </table:table-cell>
          <table:table-cell table:number-columns-repeated="4"/>
          <table:table-cell table:style-name="ce4" office:value-type="float" office:value="12300" calcext:value-type="float">
            <text:p>12300</text:p>
          </table:table-cell>
          <table:table-cell table:style-name="ce6" office:value-type="string" calcext:value-type="string">
            <text:p>ELSENS_MAX_VALUE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2118" calcext:value-type="float">
            <text:p>12118</text:p>
          </table:table-cell>
          <table:table-cell office:value-type="float" office:value="2078" calcext:value-type="float">
            <text:p>2078</text:p>
          </table:table-cell>
          <table:table-cell table:formula="of:=[.B3]*[.$I$5]*COS(PI()*([.$I$4] + (1 - [.B3]/[.$I$2])*[.$I$3])) + [.$I$6]" office:value-type="float" office:value="2033.38007547478" calcext:value-type="float">
            <text:p>2033</text:p>
          </table:table-cell>
          <table:table-cell table:number-columns-repeated="4"/>
          <table:table-cell table:style-name="ce5" office:value-type="float" office:value="0.33" calcext:value-type="float">
            <text:p>0.33</text:p>
          </table:table-cell>
          <table:table-cell table:style-name="ce6" office:value-type="string" calcext:value-type="string">
            <text:p>PF_ANGLE_INTERVAL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009" calcext:value-type="float">
            <text:p>12009</text:p>
          </table:table-cell>
          <table:table-cell office:value-type="float" office:value="2027" calcext:value-type="float">
            <text:p>2027</text:p>
          </table:table-cell>
          <table:table-cell table:formula="of:=[.B4]*[.$I$5]*COS(PI()*([.$I$4] + (1 - [.B4]/[.$I$2])*[.$I$3])) + [.$I$6]" office:value-type="float" office:value="2002.77565120212" calcext:value-type="float">
            <text:p>2003</text:p>
          </table:table-cell>
          <table:table-cell table:number-columns-repeated="4"/>
          <table:table-cell table:style-name="ce5" office:value-type="float" office:value="0.19" calcext:value-type="float">
            <text:p>0.19</text:p>
          </table:table-cell>
          <table:table-cell table:style-name="ce6" office:value-type="string" calcext:value-type="string">
            <text:p>PF_ANGLE_SHIFT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1799" calcext:value-type="float">
            <text:p>11799</text:p>
          </table:table-cell>
          <table:table-cell office:value-type="float" office:value="1964" calcext:value-type="float">
            <text:p>1964</text:p>
          </table:table-cell>
          <table:table-cell table:formula="of:=[.B5]*[.$I$5]*COS(PI()*([.$I$4] + (1 - [.B5]/[.$I$2])*[.$I$3])) + [.$I$6]" office:value-type="float" office:value="1944.01061951019" calcext:value-type="float">
            <text:p>1944</text:p>
          </table:table-cell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6" office:value-type="string" calcext:value-type="string">
            <text:p>ELSENS_VALUE_COEF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1522" calcext:value-type="float">
            <text:p>11522</text:p>
          </table:table-cell>
          <table:table-cell office:value-type="float" office:value="1870" calcext:value-type="float">
            <text:p>1870</text:p>
          </table:table-cell>
          <table:table-cell table:formula="of:=[.B6]*[.$I$5]*COS(PI()*([.$I$4] + (1 - [.B6]/[.$I$2])*[.$I$3])) + [.$I$6]" office:value-type="float" office:value="1866.95199074533" calcext:value-type="float">
            <text:p>1867</text:p>
          </table:table-cell>
          <table:table-cell table:number-columns-repeated="4"/>
          <table:table-cell table:style-name="ce5" office:value-type="float" office:value="50" calcext:value-type="float">
            <text:p>50</text:p>
          </table:table-cell>
          <table:table-cell table:style-name="ce6" office:value-type="string" calcext:value-type="string">
            <text:p>ELSENS_VALUE_SHIFT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1066" calcext:value-type="float">
            <text:p>11066</text:p>
          </table:table-cell>
          <table:table-cell office:value-type="float" office:value="1742" calcext:value-type="float">
            <text:p>1742</text:p>
          </table:table-cell>
          <table:table-cell table:formula="of:=[.B7]*[.$I$5]*COS(PI()*([.$I$4] + (1 - [.B7]/[.$I$2])*[.$I$3])) + [.$I$6]" office:value-type="float" office:value="1741.44727137872" calcext:value-type="float">
            <text:p>1741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544" calcext:value-type="float">
            <text:p>10544</text:p>
          </table:table-cell>
          <table:table-cell office:value-type="float" office:value="1565" calcext:value-type="float">
            <text:p>1565</text:p>
          </table:table-cell>
          <table:table-cell table:formula="of:=[.B8]*[.$I$5]*COS(PI()*([.$I$4] + (1 - [.B8]/[.$I$2])*[.$I$3])) + [.$I$6]" office:value-type="float" office:value="1600.28213557067" calcext:value-type="float">
            <text:p>1600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835" calcext:value-type="float">
            <text:p>9835</text:p>
          </table:table-cell>
          <table:table-cell office:value-type="float" office:value="1385" calcext:value-type="float">
            <text:p>1385</text:p>
          </table:table-cell>
          <table:table-cell table:formula="of:=[.B9]*[.$I$5]*COS(PI()*([.$I$4] + (1 - [.B9]/[.$I$2])*[.$I$3])) + [.$I$6]" office:value-type="float" office:value="1413.8188247186" calcext:value-type="float">
            <text:p>1414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983" calcext:value-type="float">
            <text:p>8983</text:p>
          </table:table-cell>
          <table:table-cell office:value-type="float" office:value="1173" calcext:value-type="float">
            <text:p>1173</text:p>
          </table:table-cell>
          <table:table-cell table:formula="of:=[.B10]*[.$I$5]*COS(PI()*([.$I$4] + (1 - [.B10]/[.$I$2])*[.$I$3])) + [.$I$6]" office:value-type="float" office:value="1199.57093928357" calcext:value-type="float">
            <text:p>1200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226" calcext:value-type="float">
            <text:p>8226</text:p>
          </table:table-cell>
          <table:table-cell office:value-type="float" office:value="977" calcext:value-type="float">
            <text:p>977</text:p>
          </table:table-cell>
          <table:table-cell table:formula="of:=[.B11]*[.$I$5]*COS(PI()*([.$I$4] + (1 - [.B11]/[.$I$2])*[.$I$3])) + [.$I$6]" office:value-type="float" office:value="1019.93878439605" calcext:value-type="float">
            <text:p>1020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347" calcext:value-type="float">
            <text:p>7347</text:p>
          </table:table-cell>
          <table:table-cell office:value-type="float" office:value="789" calcext:value-type="float">
            <text:p>789</text:p>
          </table:table-cell>
          <table:table-cell table:formula="of:=[.B12]*[.$I$5]*COS(PI()*([.$I$4] + (1 - [.B12]/[.$I$2])*[.$I$3])) + [.$I$6]" office:value-type="float" office:value="826.065599402557" calcext:value-type="float">
            <text:p>826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331" calcext:value-type="float">
            <text:p>6331</text:p>
          </table:table-cell>
          <table:table-cell office:value-type="float" office:value="590" calcext:value-type="float">
            <text:p>590</text:p>
          </table:table-cell>
          <table:table-cell table:formula="of:=[.B13]*[.$I$5]*COS(PI()*([.$I$4] + (1 - [.B13]/[.$I$2])*[.$I$3])) + [.$I$6]" office:value-type="float" office:value="624.332675586971" calcext:value-type="float">
            <text:p>62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292" calcext:value-type="float">
            <text:p>5292</text:p>
          </table:table-cell>
          <table:table-cell office:value-type="float" office:value="428" calcext:value-type="float">
            <text:p>428</text:p>
          </table:table-cell>
          <table:table-cell table:formula="of:=[.B14]*[.$I$5]*COS(PI()*([.$I$4] + (1 - [.B14]/[.$I$2])*[.$I$3])) + [.$I$6]" office:value-type="float" office:value="445.738250661486" calcext:value-type="float">
            <text:p>446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177" calcext:value-type="float">
            <text:p>4177</text:p>
          </table:table-cell>
          <table:table-cell office:value-type="float" office:value="289" calcext:value-type="float">
            <text:p>289</text:p>
          </table:table-cell>
          <table:table-cell table:formula="of:=[.B15]*[.$I$5]*COS(PI()*([.$I$4] + (1 - [.B15]/[.$I$2])*[.$I$3])) + [.$I$6]" office:value-type="float" office:value="288.270750044856" calcext:value-type="float">
            <text:p>288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89" calcext:value-type="float">
            <text:p>3089</text:p>
          </table:table-cell>
          <table:table-cell office:value-type="float" office:value="175" calcext:value-type="float">
            <text:p>175</text:p>
          </table:table-cell>
          <table:table-cell table:formula="of:=[.B16]*[.$I$5]*COS(PI()*([.$I$4] + (1 - [.B16]/[.$I$2])*[.$I$3])) + [.$I$6]" office:value-type="float" office:value="171.241721042026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92" calcext:value-type="float">
            <text:p>2092</text:p>
          </table:table-cell>
          <table:table-cell office:value-type="float" office:value="107" calcext:value-type="float">
            <text:p>107</text:p>
          </table:table-cell>
          <table:table-cell table:formula="of:=[.B17]*[.$I$5]*COS(PI()*([.$I$4] + (1 - [.B17]/[.$I$2])*[.$I$3])) + [.$I$6]" office:value-type="float" office:value="97.384752385062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37" calcext:value-type="float">
            <text:p>1237</text:p>
          </table:table-cell>
          <table:table-cell office:value-type="float" office:value="66" calcext:value-type="float">
            <text:p>66</text:p>
          </table:table-cell>
          <table:table-cell table:formula="of:=[.B18]*[.$I$5]*COS(PI()*([.$I$4] + (1 - [.B18]/[.$I$2])*[.$I$3])) + [.$I$6]" office:value-type="float" office:value="60.2470257851038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formula="of:=[.B19]*[.$I$5]*COS(PI()*([.$I$4] + (1 - [.B19]/[.$I$2])*[.$I$3])) + [.$I$6]" office:value-type="float" office:value="48.5288520015954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6" calcext:value-type="float">
            <text:p>46</text:p>
          </table:table-cell>
          <table:table-cell table:formula="of:=[.B20]*[.$I$5]*COS(PI()*([.$I$4] + (1 - [.B20]/[.$I$2])*[.$I$3])) + [.$I$6]" office:value-type="float" office:value="47.7712265249651" calcext:value-type="float">
            <text:p>4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00/00/0000</text:date>, <text:time style:data-style-name="N2" text:time-value="12:15:47.60315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3:11:42.069450515</meta:creation-date>
    <dc:date>2019-10-13T12:19:42.279329844</dc:date>
    <meta:editing-duration>PT2H5M43S</meta:editing-duration>
    <meta:editing-cycles>10</meta:editing-cycles>
    <meta:generator>LibreOffice/5.1.6.2$Linux_X86_64 LibreOffice_project/10m0$Build-2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16cm" svg:y="3.954cm" style:legend-expansion="high" chart:style-name="ch2"/>
        <chart:plot-area chart:style-name="ch3" table:cell-range-address="Sheet1.C1:Sheet1.D20" chart:data-source-has-labels="row" svg:x="0.319cm" svg:y="0.18cm" svg:width="12.878cm" svg:height="8.645cm">
          <chartooo:coordinate-region svg:x="1.311cm" svg:y="0.379cm" svg:width="11.69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0" chart:label-cell-address="Sheet1.C1:Sheet1.C1" chart:class="chart:line">
            <chart:data-point chart:repeated="19"/>
          </chart:series>
          <chart:series chart:style-name="ch7" chart:values-cell-range-address="Sheet1.D2:Sheet1.D20" chart:label-cell-address="Sheet1.D1:Sheet1.D1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r</text:p>
                <draw:g>
                  <svg:desc>Sheet1.C1:Sheet1.C1</svg:desc>
                </draw:g>
              </table:table-cell>
              <table:table-cell office:value-type="string">
                <text:p>formul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0">
                <text:p>2120</text:p>
                <draw:g>
                  <svg:desc>Sheet1.C2:Sheet1.C20</svg:desc>
                </draw:g>
              </table:table-cell>
              <table:table-cell office:value-type="float" office:value="2075.03415377677">
                <text:p>2075.03415377677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8">
                <text:p>2078</text:p>
              </table:table-cell>
              <table:table-cell office:value-type="float" office:value="2033.38007547478">
                <text:p>2033.38007547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7">
                <text:p>2027</text:p>
              </table:table-cell>
              <table:table-cell office:value-type="float" office:value="2002.77565120212">
                <text:p>2002.77565120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4">
                <text:p>1964</text:p>
              </table:table-cell>
              <table:table-cell office:value-type="float" office:value="1944.01061951019">
                <text:p>1944.01061951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0">
                <text:p>1870</text:p>
              </table:table-cell>
              <table:table-cell office:value-type="float" office:value="1866.95199074533">
                <text:p>1866.95199074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2">
                <text:p>1742</text:p>
              </table:table-cell>
              <table:table-cell office:value-type="float" office:value="1741.44727137872">
                <text:p>1741.44727137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5">
                <text:p>1565</text:p>
              </table:table-cell>
              <table:table-cell office:value-type="float" office:value="1600.28213557067">
                <text:p>1600.28213557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5">
                <text:p>1385</text:p>
              </table:table-cell>
              <table:table-cell office:value-type="float" office:value="1413.8188247186">
                <text:p>1413.8188247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3">
                <text:p>1173</text:p>
              </table:table-cell>
              <table:table-cell office:value-type="float" office:value="1199.57093928357">
                <text:p>1199.57093928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7">
                <text:p>977</text:p>
              </table:table-cell>
              <table:table-cell office:value-type="float" office:value="1019.93878439605">
                <text:p>1019.93878439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9">
                <text:p>789</text:p>
              </table:table-cell>
              <table:table-cell office:value-type="float" office:value="826.065599402557">
                <text:p>826.065599402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">
                <text:p>590</text:p>
              </table:table-cell>
              <table:table-cell office:value-type="float" office:value="624.332675586971">
                <text:p>624.332675586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8">
                <text:p>428</text:p>
              </table:table-cell>
              <table:table-cell office:value-type="float" office:value="445.738250661486">
                <text:p>445.73825066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9">
                <text:p>289</text:p>
              </table:table-cell>
              <table:table-cell office:value-type="float" office:value="288.270750044856">
                <text:p>288.270750044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">
                <text:p>175</text:p>
              </table:table-cell>
              <table:table-cell office:value-type="float" office:value="171.241721042026">
                <text:p>171.241721042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97.3847523850627">
                <text:p>97.3847523850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60.2470257851038">
                <text:p>60.2470257851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8.5288520015954">
                <text:p>48.5288520015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47.7712265249651">
                <text:p>47.7712265249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